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5</text:p>
      <text:p text:style-name="Standard">10/10/11</text:p>
      <text:p text:style-name="Standard"/>
      <text:p text:style-name="Standard">RSAnimate </text:p>
      <text:p text:style-name="Standard"/>
      <text:p text:style-name="Standard"/>
      <text:p text:style-name="Standard">see hexdump.py</text:p>
      <text:p text:style-name="Standard"><text:s text:c="6"/>structlearn.p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10T09:33:11</meta:creation-date>
    <dc:date>2011-10-10T11:03:13</dc:date>
    <dc:creator>Stephen </dc:creator>
    <meta:editing-duration>PT1H30M3S</meta:editing-duration>
    <meta:editing-cycles>3</meta:editing-cycles>
    <meta:generator>LibreOffice/3.3$Linux LibreOffice_project/330m19$Build-301</meta:generator>
    <meta:document-statistic meta:table-count="0" meta:image-count="0" meta:object-count="0" meta:page-count="1" meta:paragraph-count="5" meta:word-count="7" meta:character-count="57"/>
  </office:meta>
</office:document-meta>
</file>